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8000000080577595A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PT Mono" svg:font-family="'PT Mono'" style:font-family-generic="modern" style:font-pitch="fixed"/>
    <style:font-face style:name="PT Mono1" svg:font-family="'PT Mono'" style:font-adornments="Обычный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PT Mono" fo:font-size="11pt" style:font-size-asian="11pt" style:font-size-complex="11pt"/>
    </style:style>
    <style:style style:name="P2" style:family="paragraph">
      <style:paragraph-properties fo:text-align="start"/>
      <style:text-properties style:text-line-through-style="none" style:font-name="PT Mono1" fo:font-size="11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font-name="PT Mono1" fo:font-size="11pt" fo:font-style="normal" style:text-underline-style="none" fo:font-weight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textarea form:name="description" form:control-implementation="ooo:com.sun.star.form.component.TextField" xml:id="control1" form:id="control1" form:max-length="66" form:current-value="12345678901" form:value="1234567890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name" form:control-implementation="ooo:com.sun.star.form.component.TextField" xml:id="control2" form:id="control2" form:max-length="46" form:current-value="12345678901234567890123" form:value="123456789012345678901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" text:anchor-type="page" text:anchor-page-number="1" svg:width="2.701cm" svg:height="2.701cm" draw:z-index="2">
        <draw:image xlink:href="Pictures/100000000000008000000080577595A9.png" xlink:type="simple" xlink:show="embed" xlink:actuate="onLoad"/>
      </draw:frame>
      <draw:control text:anchor-type="page" text:anchor-page-number="1" draw:z-index="0" draw:style-name="gr1" draw:text-style-name="P2" svg:width="2.8cm" svg:height="2.601cm" svg:x="2.896cm" svg:y="0.101cm" draw:control="control1"/>
      <draw:control text:anchor-type="page" text:anchor-page-number="1" draw:z-index="1" draw:style-name="gr1" draw:text-style-name="P3" svg:width="5.7cm" svg:height="1.101cm" svg:x="0.049cm" svg:y="2.701cm" draw:control="control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PT Mono" svg:font-family="'PT Mono'" style:font-family-generic="modern" style:font-pitch="fixed"/>
    <style:font-face style:name="PT Mono1" svg:font-family="'PT Mono'" style:font-adornments="Обычный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.8cm" fo:page-height="4.001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01T12:53:03.90</meta:creation-date>
    <dc:date>2019-12-03T11:02:47.72</dc:date>
    <meta:editing-duration>PT3H6M5S</meta:editing-duration>
    <meta:editing-cycles>22</meta:editing-cycles>
    <meta:generator>OpenOffice/4.1.7$Win32 OpenOffice.org_project/417m1$Build-9800</meta:generator>
    <meta:document-statistic meta:table-count="0" meta:image-count="1" meta:object-count="0" meta:page-count="1" meta:paragraph-count="0" meta:word-count="0" meta:character-count="0"/>
  </office:meta>
</office:document-meta>
</file>